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949d5" officeooo:paragraph-rsid="000949d5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ello I am Krutika I feel so proud on me because I am a good girl of my mother .</text:p>
      <text:p text:style-name="P1">Today I do loop flowchat in code.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17T16:33:38.203721760</meta:creation-date>
    <dc:date>2023-05-17T16:40:57.636814251</dc:date>
    <meta:editing-duration>PT7M20S</meta:editing-duration>
    <meta:editing-cycles>1</meta:editing-cycles>
    <meta:document-statistic meta:table-count="0" meta:image-count="0" meta:object-count="0" meta:page-count="1" meta:paragraph-count="2" meta:word-count="27" meta:character-count="113" meta:non-whitespace-character-count="88"/>
    <meta:generator>LibreOffice/7.3.7.2$Linux_X86_64 LibreOffice_project/30$Build-2</meta:generator>
  </office:meta>
</office:document-meta>
</file>